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0acd8c" officeooo:paragraph-rsid="000acd8c"/>
    </style:style>
    <style:style style:name="P3" style:family="paragraph" style:parent-style-name="Text_20_body">
      <style:text-properties officeooo:rsid="000af989" officeooo:paragraph-rsid="000af989"/>
    </style:style>
    <style:style style:name="P4" style:family="paragraph" style:parent-style-name="Text_20_body">
      <style:text-properties officeooo:rsid="000ce863" officeooo:paragraph-rsid="000ce863"/>
    </style:style>
    <style:style style:name="P5" style:family="paragraph" style:parent-style-name="Text_20_body">
      <style:text-properties officeooo:paragraph-rsid="0010d9c3"/>
    </style:style>
    <style:style style:name="P6" style:family="paragraph" style:parent-style-name="Heading_20_1">
      <style:text-properties officeooo:rsid="000acd8c" officeooo:paragraph-rsid="000acd8c"/>
    </style:style>
    <style:style style:name="P7" style:family="paragraph" style:parent-style-name="Heading_20_1">
      <style:text-properties officeooo:rsid="000ce863" officeooo:paragraph-rsid="000ce863"/>
    </style:style>
    <style:style style:name="P8" style:family="paragraph" style:parent-style-name="Heading_20_1">
      <style:text-properties officeooo:rsid="000ce863" officeooo:paragraph-rsid="0010d9c3"/>
    </style:style>
    <style:style style:name="P9" style:family="paragraph" style:parent-style-name="Title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d9c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d9c3" style:font-weight-asian="normal" style:font-weight-complex="normal"/>
    </style:style>
    <style:style style:name="T5" style:family="text">
      <style:text-properties officeooo:rsid="000dc24c"/>
    </style:style>
    <style:style style:name="T6" style:family="text">
      <style:text-properties officeooo:rsid="0010d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L 331 <text:s/></text:p>
      <text:p text:style-name="P9">Assignment 1 Report </text:p>
      <text:p text:style-name="P9">Parth Singh 2015CS10242 <text:s/></text:p>
      <text:p text:style-name="P1"/>
      <text:h text:style-name="P6" text:outline-level="1">Part 1 a</text:h>
      <text:p text:style-name="P2">Changed ‘<text:span text:style-name="T1">struct proc</text:span>’ in ‘<text:span text:style-name="T1">proc.h</text:span>’ to add a new attribute priority. The default value of 5 is set in <text:span text:style-name="T1">allocproc</text:span> in <text:span text:style-name="T1">proc.c</text:span> </text:p>
      <text:p text:style-name="P2">modified to the <text:span text:style-name="T1">ps()</text:span><text:span text:style-name="T3"> function in </text:span><text:span text:style-name="T1">proc.c </text:span><text:span text:style-name="T3">to print in the given format.</text:span></text:p>
      <text:h text:style-name="P6" text:outline-level="1">Part 1 b</text:h>
      <text:p text:style-name="P3">Variables used: <text:s/></text:p>
      <text:p text:style-name="P3">● <text:span text:style-name="T1">arg1</text:span>, <text:span text:style-name="T1">arg2</text:span>: Store the value of the arguments pid and priority. <text:s/></text:p>
      <text:p text:style-name="P3">Procedure to add a syscall:</text:p>
      <text:p text:style-name="P3">● #define <text:span text:style-name="T1">SYS_setpriority</text:span> in <text:span text:style-name="T1">syscall.h</text:span> </text:p>
      <text:p text:style-name="P3">● Declare it with extern in <text:span text:style-name="T1">syscall.c</text:span> and update the array <text:span text:style-name="T1">syscalls[]</text:span> </text:p>
      <text:p text:style-name="P3">● Declare int <text:span text:style-name="T1">setpriority()</text:span> in <text:span text:style-name="T1">user.h</text:span> </text:p>
      <text:p text:style-name="P3">● Define int <text:span text:style-name="T1">sys_priority</text:span> in <text:span text:style-name="T1">sysproc.c</text:span>. This function gets the argument of the syscall and calls <text:span text:style-name="T1">setpriority() </text:span><text:span text:style-name="T3">in </text:span><text:span text:style-name="T1">proc.c</text:span>. </text:p>
      <text:p text:style-name="P3">● Add SYSCALL(setpriority) in <text:span text:style-name="T1">usys.S</text:span> </text:p>
      <text:h text:style-name="P7" text:outline-level="1">Part 2</text:h>
      <text:p text:style-name="P4">Get the process with highest priority by looping over all the processes. The process is only changed when it has a lower priority. <text:span text:style-name="T5">This ensures round robbin is done with equal priorities with the help of the most outer looping which was doing round robbin.</text:span></text:p>
      <text:h text:style-name="P8" text:outline-level="1">Part <text:span text:style-name="T6">3</text:span></text:h>
      <text:p text:style-name="P5"><text:span text:style-name="T6">After </text:span><text:span text:style-name="T2">switchkvm(); </text:span><text:span text:style-name="T4">in </text:span><text:span text:style-name="T2">scheduler()</text:span><text:span text:style-name="T4"> age of all the runnable processes are incremented. If the age of any process reaches 50 then the age is reset and priority incremen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1:00:19.347774690</meta:creation-date>
    <dc:date>2018-03-29T22:48:50.783867902</dc:date>
    <meta:editing-duration>PT51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92" meta:character-count="1113" meta:non-whitespace-character-count="924"/>
  </office:meta>
</office:document-meta>
</file>